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974cm"/>
    </style:style>
    <style:style style:name="Tabelle2.B" style:family="table-column">
      <style:table-column-properties style:column-width="6.456cm"/>
    </style:style>
    <style:style style:name="Tabelle2.C" style:family="table-column">
      <style:table-column-properties style:column-width="5.583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974cm"/>
    </style:style>
    <style:style style:name="Tabelle1.B" style:family="table-column">
      <style:table-column-properties style:column-width="6.456cm"/>
    </style:style>
    <style:style style:name="Tabelle1.C" style:family="table-column">
      <style:table-column-properties style:column-width="5.58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officeooo:paragraph-rsid="002b0443"/>
    </style:style>
    <style:style style:name="P2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f4e51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3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4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f4e51" officeooo:paragraph-rsid="002f4e51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5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f4e51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2pt" fo:font-weight="bold" officeooo:rsid="002de895" officeooo:paragraph-rsid="002de89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fo:font-weight="bold" officeooo:rsid="002de895" officeooo:paragraph-rsid="002f4e51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de895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9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f4e51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0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1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f4e51" officeooo:paragraph-rsid="002f4e51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2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f4e51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3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f4e51" officeooo:paragraph-rsid="0034f00c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4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0e8b2" officeooo:paragraph-rsid="0030e8b2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5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0e8b2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6" style:family="paragraph" style:parent-style-name="Standard"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de895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7" style:family="paragraph" style:parent-style-name="Standard"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2f4e51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8" style:family="paragraph" style:parent-style-name="Standard"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30e8b2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9" style:family="paragraph" style:parent-style-name="Standard"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0" style:family="paragraph" style:parent-style-name="Standard"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2de895" officeooo:paragraph-rsid="0034f00c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1" style:family="paragraph" style:parent-style-name="Standard">
      <style:text-properties officeooo:paragraph-rsid="002f4e51"/>
    </style:style>
    <style:style style:name="P22" style:family="paragraph" style:parent-style-name="Table_20_Contents">
      <style:text-properties style:font-name="Calibri" fo:font-size="12pt" officeooo:rsid="002de895" officeooo:paragraph-rsid="002f4e51" style:font-size-asian="12pt" style:font-size-complex="12pt"/>
    </style:style>
    <style:style style:name="P23" style:family="paragraph" style:parent-style-name="Table_20_Contents">
      <style:text-properties style:font-name="Calibri" fo:font-size="12pt" officeooo:rsid="002de895" officeooo:paragraph-rsid="0034f00c" style:font-size-asian="12pt" style:font-size-complex="12pt"/>
    </style:style>
    <style:style style:name="P24" style:family="paragraph" style:parent-style-name="Footer">
      <style:text-properties officeooo:paragraph-rsid="00366dc7"/>
    </style:style>
    <style:style style:name="P25" style:family="paragraph" style:parent-style-name="Table_20_Contents">
      <style:text-properties style:font-name="Calibri" fo:font-size="12pt" fo:font-style="normal" officeooo:rsid="002de895" officeooo:paragraph-rsid="002de895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239697" officeooo:paragraph-rsid="002de895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7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f4e51" officeooo:paragraph-rsid="002f4e51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8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2f4e51" officeooo:paragraph-rsid="0034f00c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T1" style:family="text">
      <style:text-properties fo:color="#666666" officeooo:rsid="0015143a" style:font-style-complex="normal"/>
    </style:style>
    <style:style style:name="T2" style:family="text">
      <style:text-properties fo:color="#666666" officeooo:rsid="0034f00c" style:font-style-complex="normal"/>
    </style:style>
    <style:style style:name="T3" style:family="text">
      <style:text-properties fo:color="#ff0000" style:font-style-complex="normal"/>
    </style:style>
    <style:style style:name="T4" style:family="text">
      <style:text-properties fo:color="#ff0000" officeooo:rsid="00239697" style:font-style-complex="normal"/>
    </style:style>
    <style:style style:name="T5" style:family="text">
      <style:text-properties fo:color="#ff0000" officeooo:rsid="0032a92d" style:font-style-complex="normal"/>
    </style:style>
    <style:style style:name="T6" style:family="text">
      <style:text-properties fo:color="#ff0000" officeooo:rsid="0032a92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style:use-window-font-color="true" fo:font-style="italic" officeooo:rsid="002f4e51" style:font-style-asian="italic" style:font-style-complex="italic"/>
    </style:style>
    <style:style style:name="T10" style:family="text">
      <style:text-properties style:use-window-font-color="true" officeooo:rsid="00239697"/>
    </style:style>
    <style:style style:name="T11" style:family="text">
      <style:text-properties style:use-window-font-color="true" officeooo:rsid="002f4e51" style:font-style-complex="normal"/>
    </style:style>
    <style:style style:name="T12" style:family="text">
      <style:text-properties style:use-window-font-color="true" officeooo:rsid="002f5756" style:font-style-complex="normal"/>
    </style:style>
    <style:style style:name="T13" style:family="text">
      <style:text-properties style:use-window-font-color="true" officeooo:rsid="0032a92d" style:font-style-complex="normal"/>
    </style:style>
    <style:style style:name="T14" style:family="text">
      <style:text-properties style:use-window-font-color="true" officeooo:rsid="002f4e51"/>
    </style:style>
    <style:style style:name="T15" style:family="text">
      <style:text-properties style:use-window-font-color="true" officeooo:rsid="002de895"/>
    </style:style>
    <style:style style:name="T16" style:family="text">
      <style:text-properties style:use-window-font-color="true" officeooo:rsid="0034f00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f4e51" style:font-style-asian="normal" style:font-style-complex="normal"/>
    </style:style>
    <style:style style:name="T19" style:family="text">
      <style:text-properties fo:font-style="normal" officeooo:rsid="0034f00c" style:font-style-asian="normal" style:font-style-complex="normal"/>
    </style:style>
    <style:style style:name="T20" style:family="text">
      <style:text-properties style:font-style-complex="normal"/>
    </style:style>
    <style:style style:name="T21" style:family="text">
      <style:text-properties officeooo:rsid="002de895" style:font-style-complex="normal"/>
    </style:style>
    <style:style style:name="T22" style:family="text">
      <style:text-properties officeooo:rsid="0034f00c" style:font-style-complex="normal"/>
    </style:style>
    <style:style style:name="T23" style:family="text">
      <style:text-properties officeooo:rsid="002f4e51"/>
    </style:style>
    <style:style style:name="T24" style:family="text">
      <style:text-properties officeooo:rsid="0030e8b2"/>
    </style:style>
    <style:style style:name="T25" style:family="text">
      <style:text-properties officeooo:rsid="002de895" style:font-style-complex="italic"/>
    </style:style>
    <style:style style:name="T26" style:family="text">
      <style:text-properties officeooo:rsid="0034f00c"/>
    </style:style>
    <style:style style:name="T27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6">For loop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25">Execute the loop body a specific number of times</text:p>
          </table:table-cell>
          <table:table-cell table:style-name="Tabelle2.A1" office:value-type="string">
            <text:p text:style-name="P8">For<text:span text:style-name="T7"> </text:span><text:span text:style-name="T8">counter = start</text:span><text:span text:style-name="T7"> </text:span>To<text:span text:style-name="T7"> </text:span><text:span text:style-name="T8">end</text:span></text:p>
            <text:p text:style-name="P16"><text:s text:c="2"/>'Execute group of statements</text:p>
            <text:p text:style-name="P8">Next</text:p>
          </table:table-cell>
          <table:table-cell table:style-name="Tabelle2.A1" office:value-type="string">
            <text:p text:style-name="P16">'Prints 1, 2, 3, 4, 5</text:p>
            <text:p text:style-name="P8">For<text:span text:style-name="T7"> number = </text:span><text:span text:style-name="T4">1</text:span><text:span text:style-name="T7"> </text:span>To<text:span text:style-name="T7"> </text:span><text:span text:style-name="T3">5</text:span></text:p>
            <text:p text:style-name="P26"><text:s text:c="2"/>MsgBox <text:s/>number</text:p>
            <text:p text:style-name="P8">Next</text:p>
          </table:table-cell>
        </table:table-row>
        <table:table-row>
          <table:table-cell table:style-name="Tabelle2.A1" office:value-type="string">
            <text:p text:style-name="P25">Execute the loop body a specific number of times, but take a specific step width</text:p>
          </table:table-cell>
          <table:table-cell table:style-name="Tabelle2.A1" office:value-type="string">
            <text:p text:style-name="P8">For<text:span text:style-name="T7"> </text:span><text:span text:style-name="T8">counter = start</text:span><text:span text:style-name="T7"> </text:span>To<text:span text:style-name="T7"> </text:span><text:span text:style-name="T8">end</text:span><text:span text:style-name="T7"> </text:span>Step<text:span text:style-name="T7"> </text:span><text:span text:style-name="T8">step</text:span></text:p>
            <text:p text:style-name="P16"><text:s text:c="2"/>'Execute group of statements</text:p>
            <text:p text:style-name="P8">Next</text:p>
          </table:table-cell>
          <table:table-cell table:style-name="Tabelle2.A1" office:value-type="string">
            <text:p text:style-name="P16">'Prints 1, 3, 5</text:p>
            <text:p text:style-name="P8">For<text:span text:style-name="T7"> number = </text:span><text:span text:style-name="T4">1</text:span><text:span text:style-name="T7"> </text:span>To<text:span text:style-name="T7"> </text:span><text:span text:style-name="T3">5</text:span><text:span text:style-name="T4"> </text:span><text:span text:style-name="T20">Step</text:span><text:span text:style-name="T3"> 2</text:span></text:p>
            <text:p text:style-name="P16"><text:s text:c="2"/><text:span text:style-name="T10">MsgBox <text:s/></text:span><text:span text:style-name="T7">number</text:span></text:p>
            <text:p text:style-name="P8">Next</text:p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7"><text:span text:style-name="T23">While</text:span> loop</text:p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22"><text:span text:style-name="T17">Execute the loop body </text:span><text:span text:style-name="T18">while a given condition is true</text:span></text:p>
          </table:table-cell>
          <table:table-cell table:style-name="Tabelle1.A1" office:value-type="string">
            <text:p text:style-name="P9"><text:span text:style-name="T23">Do While</text:span><text:span text:style-name="T7"> </text:span><text:span text:style-name="T14">c</text:span><text:span text:style-name="T9">ondition</text:span></text:p>
            <text:p text:style-name="P17"><text:s text:c="2"/>'Execute group of statements</text:p>
            <text:p text:style-name="P11">Loop</text:p>
          </table:table-cell>
          <table:table-cell table:style-name="Tabelle1.A1" office:value-type="string">
            <text:p text:style-name="P18">'Prints 1, <text:span text:style-name="T24">2, </text:span>3, <text:span text:style-name="T24">4, </text:span>5</text:p>
            <text:p text:style-name="P14"><text:span text:style-name="T7">number = </text:span><text:span text:style-name="T6">1</text:span></text:p>
            <text:p text:style-name="P9"><text:span text:style-name="T23">Do While</text:span><text:span text:style-name="T7"> </text:span><text:span text:style-name="T14">number</text:span><text:span text:style-name="T11"> </text:span><text:span text:style-name="T12">&lt;</text:span><text:span text:style-name="T13">=</text:span><text:span text:style-name="T11"> </text:span><text:span text:style-name="T5">5</text:span></text:p>
            <text:p text:style-name="P2"><text:s text:c="2"/><text:span text:style-name="T23">MsgBox number</text:span></text:p>
            <text:p text:style-name="P4"><text:span text:style-name="T23"><text:s text:c="2"/>n</text:span>umber = number + 1</text:p>
            <text:p text:style-name="P11">Loop</text:p>
          </table:table-cell>
        </table:table-row>
        <table:table-row>
          <table:table-cell table:style-name="Tabelle1.A1" office:value-type="string">
            <text:p text:style-name="P22"><text:span text:style-name="T17">Execute the loop body </text:span><text:span text:style-name="T18">until a given condition is true</text:span></text:p>
          </table:table-cell>
          <table:table-cell table:style-name="Tabelle1.A1" office:value-type="string">
            <text:p text:style-name="P9"><text:span text:style-name="T23">Do Until</text:span><text:span text:style-name="T7"> </text:span><text:span text:style-name="T14">c</text:span><text:span text:style-name="T9">ondition</text:span></text:p>
            <text:p text:style-name="P17"><text:s text:c="2"/>'Execute group of statements</text:p>
            <text:p text:style-name="P11">Loop</text:p>
          </table:table-cell>
          <table:table-cell table:style-name="Tabelle1.A1" office:value-type="string">
            <text:p text:style-name="P19">'Prints 1, <text:span text:style-name="T24">2, </text:span>3, <text:span text:style-name="T24">4, </text:span>5</text:p>
            <text:p text:style-name="P15"><text:span text:style-name="T7">number = </text:span><text:span text:style-name="T6">1</text:span></text:p>
            <text:p text:style-name="P10"><text:span text:style-name="T23">Do Until</text:span><text:span text:style-name="T7"> </text:span><text:span text:style-name="T14">number</text:span><text:span text:style-name="T11"> </text:span><text:span text:style-name="T13">&gt;</text:span><text:span text:style-name="T11"> </text:span><text:span text:style-name="T5">5</text:span></text:p>
            <text:p text:style-name="P3"><text:s text:c="2"/><text:span text:style-name="T23">MsgBox number</text:span></text:p>
            <text:p text:style-name="P5"><text:s text:c="2"/>number = number + 1</text:p>
            <text:p text:style-name="P12">Loop</text:p>
          </table:table-cell>
        </table:table-row>
        <table:table-row>
          <table:table-cell table:style-name="Tabelle1.A1" office:value-type="string">
            <text:p text:style-name="P22"><text:span text:style-name="T17">Execute the loop body </text:span><text:span text:style-name="T18">while given condition is true, but execute it at least once</text:span></text:p>
          </table:table-cell>
          <table:table-cell table:style-name="Tabelle1.A1" office:value-type="string">
            <text:p text:style-name="P11">Do </text:p>
            <text:p text:style-name="P17"><text:s text:c="2"/>'Execute group of statements</text:p>
            <text:p text:style-name="P11">Loop While<text:span text:style-name="T15"> </text:span><text:span text:style-name="T7">c</text:span><text:span text:style-name="T8">ondition</text:span></text:p>
          </table:table-cell>
          <table:table-cell table:style-name="Tabelle1.A1" office:value-type="string">
            <text:p text:style-name="P13">Do </text:p>
            <text:p text:style-name="P20"><text:span text:style-name="T7"><text:s text:c="2"/></text:span><text:span text:style-name="T16">answer = InputBox(</text:span><text:span text:style-name="T1">"</text:span><text:span text:style-name="T2">Done?</text:span><text:span text:style-name="T1">"</text:span><text:span text:style-name="T16">)</text:span></text:p>
            <text:p text:style-name="P13">Loop While<text:span text:style-name="T15"> </text:span><text:span text:style-name="T16">answer &lt;&gt; </text:span><text:span text:style-name="T1">"</text:span><text:span text:style-name="T2">Yes</text:span><text:span text:style-name="T1">"</text:span></text:p>
          </table:table-cell>
        </table:table-row>
        <table:table-row>
          <table:table-cell table:style-name="Tabelle1.A1" office:value-type="string">
            <text:p text:style-name="P23"><text:span text:style-name="T17">Execute the loop body </text:span><text:span text:style-name="T19">until</text:span><text:span text:style-name="T18"> given condition is true, but execute it at least once</text:span></text:p>
          </table:table-cell>
          <table:table-cell table:style-name="Tabelle1.A1" office:value-type="string">
            <text:p text:style-name="P13">Do </text:p>
            <text:p text:style-name="P20"><text:s text:c="2"/>'Execute group of statements</text:p>
            <text:p text:style-name="P13"><text:span text:style-name="T21">Loop </text:span><text:span text:style-name="T22">Until</text:span><text:span text:style-name="T25"> </text:span><text:span text:style-name="T8">condition</text:span></text:p>
          </table:table-cell>
          <table:table-cell table:style-name="Tabelle1.A1" office:value-type="string">
            <text:p text:style-name="P13">Do </text:p>
            <text:p text:style-name="P20"><text:span text:style-name="T7"><text:s text:c="2"/></text:span><text:span text:style-name="T16">answer = InputBox(</text:span><text:span text:style-name="T1">"</text:span><text:span text:style-name="T2">Done?</text:span><text:span text:style-name="T1">"</text:span><text:span text:style-name="T16">)</text:span></text:p>
            <text:p text:style-name="P13">Loop <text:span text:style-name="T26">Until</text:span><text:span text:style-name="T15"> </text:span><text:span text:style-name="T16">answer = </text:span><text:span text:style-name="T1">"</text:span><text:span text:style-name="T2">Yes</text:span><text:span text:style-name="T1">"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66dc7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7-08-07T21:11:58.902000000</dc:date>
    <meta:editing-duration>PT3H5M7S</meta:editing-duration>
    <meta:editing-cycles>28</meta:editing-cycles>
    <meta:generator>LibreOffice/5.1.2.2$Windows_x86 LibreOffice_project/d3bf12ecb743fc0d20e0be0c58ca359301eb705f</meta:generator>
    <meta:document-statistic meta:table-count="2" meta:image-count="1" meta:object-count="0" meta:page-count="1" meta:paragraph-count="54" meta:word-count="242" meta:character-count="1326" meta:non-whitespace-character-count="1056"/>
  </office:meta>
</office:document-meta>
</file>